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413cm" svg:height="1.143cm" svg:x="4.429cm" svg:y="6.08cm">
          <text:p text:style-name="P1">SR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413cm" svg:height="1.143cm" svg:x="7.096cm" svg:y="8.747cm">
          <text:p text:style-name="P1">SD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" draw:id="id16" draw:layer="layout" svg:width="2.413cm" svg:height="1.143cm" svg:x="3.511cm" svg:y="16.367cm">
          <text:p text:style-name="P1">STD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13cm" svg:height="1.143cm" svg:x="16.113cm" svg:y="6.08cm">
          <text:p text:style-name="P1">SPMP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54cm" svg:height="1.27cm" svg:x="1.889cm" svg:y="11.287cm">
          <text:p text:style-name="P1">Sanitiz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667cm" svg:height="1.27cm" svg:x="5.064cm" svg:y="11.287cm">
          <text:p text:style-name="P1">Graph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048cm" svg:height="1.397cm" svg:x="3.159cm" svg:y="13.827cm">
          <text:p text:style-name="P1">Plasma</text:p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048cm" svg:height="1.27cm" svg:x="10.271cm" svg:y="11.287cm">
          <text:p text:style-name="P1">JavaDo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3.302cm" svg:height="1.27cm" svg:x="10.144cm" svg:y="13.192cm">
          <text:p text:style-name="P1">Manual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.318cm" svg:height="1.651cm" svg:x="9.636cm" svg:y="15.859cm">
          <text:p text:style-name="P1">Product</text:p>
          <text:p text:style-name="P1">Document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048cm" svg:height="3.048cm" svg:x="9.509cm" svg:y="1.88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.461cm" svg:height="1.524cm" svg:x="12.811cm" svg:y="8.366cm">
          <text:p text:style-name="P1">Presentation 1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953cm" svg:height="1.651cm" svg:x="7.985cm" svg:y="20.431cm">
          <text:p text:style-name="P1">Presentation 2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56cm" svg:height="3.556cm" svg:x="8.62cm" svg:y="23.35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509cm" svg:y1="3.413cm" svg:x2="5.635cm" svg:y2="6.08cm" draw:start-shape="id1" draw:start-glue-point="6" draw:end-shape="id2" draw:end-glue-point="0" svg:d="m9509 3413h-3874v2667">
          <text:p/>
        </draw:connector>
        <draw:connector draw:style-name="gr2" draw:text-style-name="P1" draw:layer="layout" svg:x1="12.557cm" svg:y1="3.413cm" svg:x2="17.319cm" svg:y2="6.08cm" draw:start-shape="id1" draw:start-glue-point="10" draw:end-shape="id3" draw:end-glue-point="0" svg:d="m12557 3413h4762v2667">
          <text:p/>
        </draw:connector>
        <draw:connector draw:style-name="gr2" draw:text-style-name="P1" draw:layer="layout" svg:x1="10.461cm" svg:y1="22.082cm" svg:x2="10.398cm" svg:y2="23.352cm" draw:start-shape="id4" draw:start-glue-point="2" draw:end-shape="id5" draw:end-glue-point="4" svg:d="m10461 22082v635h-63v635">
          <text:p/>
        </draw:connector>
        <draw:connector draw:style-name="gr2" draw:text-style-name="P1" draw:layer="layout" svg:x1="6.842cm" svg:y1="6.651cm" svg:x2="15.541cm" svg:y2="8.366cm" draw:start-shape="id2" draw:start-glue-point="1" draw:end-shape="id6" draw:end-glue-point="0" svg:d="m6842 6651h8699v1715">
          <text:p/>
        </draw:connector>
        <draw:connector draw:style-name="gr2" draw:text-style-name="P1" xml:id="id7" draw:id="id7" draw:layer="layout" svg:x1="16.113cm" svg:y1="6.651cm" svg:x2="15.541cm" svg:y2="8.366cm" draw:start-shape="id3" draw:start-glue-point="3" draw:end-shape="id6" draw:end-glue-point="0" svg:d="m16113 6651h-572v1715">
          <text:p/>
        </draw:connector>
        <draw:connector draw:style-name="gr2" draw:text-style-name="P1" draw:layer="layout" svg:x1="15.541cm" svg:y1="6.651cm" svg:x2="8.302cm" svg:y2="8.747cm" draw:start-shape="id7" draw:start-glue-point="0" draw:end-shape="id8" draw:end-glue-point="0" svg:d="m15541 6651h-7239v2096">
          <text:p/>
        </draw:connector>
        <draw:connector draw:style-name="gr2" draw:text-style-name="P1" draw:layer="layout" svg:x1="8.302cm" svg:y1="9.89cm" svg:x2="3.159cm" svg:y2="11.287cm" draw:start-shape="id8" draw:start-glue-point="2" draw:end-shape="id9" draw:end-glue-point="0" svg:d="m8302 9890v698h-5143v699">
          <text:p/>
        </draw:connector>
        <draw:connector draw:style-name="gr2" draw:text-style-name="P1" xml:id="id15" draw:id="id15" draw:layer="layout" svg:x1="8.302cm" svg:y1="9.89cm" svg:x2="6.397cm" svg:y2="11.287cm" draw:start-shape="id8" draw:start-glue-point="2" draw:end-shape="id10" draw:end-glue-point="0" svg:d="m8302 9890v698h-1905v699">
          <text:p/>
        </draw:connector>
        <draw:connector draw:style-name="gr2" draw:text-style-name="P1" draw:layer="layout" svg:x1="3.159cm" svg:y1="12.557cm" svg:x2="4.683cm" svg:y2="13.827cm" draw:start-shape="id9" draw:start-glue-point="2" draw:end-shape="id11" draw:end-glue-point="0" svg:d="m3159 12557v635h1524v635">
          <text:p/>
        </draw:connector>
        <draw:connector draw:style-name="gr2" draw:text-style-name="P1" draw:layer="layout" svg:x1="6.397cm" svg:y1="12.557cm" svg:x2="4.683cm" svg:y2="13.827cm" draw:start-shape="id10" draw:start-glue-point="2" draw:end-shape="id11" draw:end-glue-point="0" svg:d="m6397 12557v635h-1714v635">
          <text:p/>
        </draw:connector>
        <draw:connector draw:style-name="gr2" draw:text-style-name="P1" draw:layer="layout" svg:x1="11.795cm" svg:y1="12.557cm" svg:x2="11.795cm" svg:y2="13.192cm" draw:start-shape="id12" draw:start-glue-point="2" draw:end-shape="id13" draw:end-glue-point="0" svg:d="m11795 12557v635">
          <text:p/>
        </draw:connector>
        <draw:connector draw:style-name="gr2" draw:text-style-name="P1" draw:layer="layout" svg:x1="11.795cm" svg:y1="14.462cm" svg:x2="11.795cm" svg:y2="15.859cm" draw:start-shape="id13" draw:start-glue-point="2" draw:end-shape="id14" draw:end-glue-point="0" svg:d="m11795 14462v1397">
          <text:p/>
        </draw:connector>
        <draw:connector draw:style-name="gr2" draw:text-style-name="P1" draw:layer="layout" svg:x1="7.349cm" svg:y1="10.588cm" svg:x2="11.795cm" svg:y2="11.287cm" draw:start-shape="id15" draw:start-glue-point="0" draw:end-shape="id12" draw:end-glue-point="0" svg:d="m7349 10588h4446v699">
          <text:p/>
        </draw:connector>
        <draw:connector draw:style-name="gr2" draw:text-style-name="P1" draw:layer="layout" svg:x1="4.683cm" svg:y1="15.224cm" svg:x2="4.717cm" svg:y2="16.367cm" draw:start-shape="id11" draw:start-glue-point="2" draw:end-shape="id16" draw:end-glue-point="0" svg:d="m4683 15224v575h34v568">
          <text:p/>
        </draw:connector>
        <draw:connector draw:style-name="gr2" draw:text-style-name="P1" draw:layer="layout" svg:x1="4.717cm" svg:y1="17.51cm" svg:x2="10.461cm" svg:y2="20.431cm" draw:start-shape="id16" draw:start-glue-point="2" draw:end-shape="id4" draw:end-glue-point="0" svg:d="m4717 17510v1460h5744v1461">
          <text:p/>
        </draw:connector>
        <draw:connector draw:style-name="gr2" draw:text-style-name="P1" draw:layer="layout" svg:x1="11.795cm" svg:y1="17.51cm" svg:x2="10.461cm" svg:y2="20.431cm" draw:start-shape="id14" draw:start-glue-point="2" draw:end-shape="id4" draw:end-glue-point="0" svg:d="m11795 17510v1460h-1334v1461">
          <text:p/>
        </draw:connector>
        <draw:connector draw:style-name="gr2" draw:text-style-name="P1" draw:layer="layout" svg:x1="15.541cm" svg:y1="9.89cm" svg:x2="12.938cm" svg:y2="21.256cm" draw:start-shape="id6" draw:start-glue-point="2" draw:end-shape="id4" draw:end-glue-point="1" svg:d="m15541 9890v11366h-2603">
          <text:p/>
        </draw:connector>
        <draw:frame draw:style-name="gr3" draw:layer="layout" svg:width="7.366cm" svg:height="2.028cm" svg:x="7.858cm" svg:y="1cm">
          <draw:text-box>
            <text:p>Work Package Tre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ko </meta:initial-creator>
    <meta:creation-date>2013-10-30T14:59:54</meta:creation-date>
    <dc:date>2013-10-30T15:23:19</dc:date>
    <dc:creator>tako </dc:creator>
    <meta:editing-duration>PT7M25S</meta:editing-duration>
    <meta:editing-cycles>1</meta:editing-cycles>
    <meta:document-statistic meta:object-count="32"/>
    <meta:generator>LibreOffice/3.6$Linux_X86_64 LibreOffice_project/360m1$Build-2</meta:generator>
  </office:meta>
</office:document-meta>
</file>